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ettings.xml"/>
  <manifest:file-entry manifest:media-type="application/xml" manifest:full-path="meta.xml"/>
  <manifest:file-entry manifest:media-type="image/png" manifest:full-path="Thumbnails/thumbnail.png"/>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office:automatic-styles>
  <office:body>
    <office:text>
      <text:h text:style-name="Heading_20_1" text:outline-level="1"><text:bookmark-start text:name="ryan-parman"/>Ryan Parman<text:bookmark-end text:name="ryan-parman"/></text:h>
      <text:p text:style-name="First_20_paragraph"><text:span text:style-name="T1">Cloud-native engineering leader, looking to pivot into project, product, and program management roles.</text:span></text:p>
      <text:p text:style-name="Text_20_body"><text:span text:style-name="T1">IMPORTANT:</text:span> This copy of my résumé is optimized for ATS (Applicant Tracking System) compatibility. Follow one of the links above for one that is intended for interviewers.</text:p>
      <text:h text:style-name="Heading_20_2" text:outline-level="2"><text:bookmark-start text:name="summary"/>Summary<text:bookmark-end text:name="summary"/></text:h>
      <text:p text:style-name="First_20_paragraph">Ryan Parman is a seasoned problem-solver who excels at listening, adapting, and driving continuous improvement. Committed to delivering exceptional work, building impactful solutions, and elevating team performance.</text:p>
      <text:p text:style-name="Text_20_body">Looking to pivot from a technical leadership role into a product/program management role, Ryan is seeking opportunities to leverage his technical acumen, leadership skills, and passion for shipping impactful projects successfully.</text:p>
      <text:h text:style-name="Heading_20_2" text:outline-level="2"><text:bookmark-start text:name="work-experience"/>Work Experience<text:bookmark-end text:name="work-experience"/></text:h>
      <text:h text:style-name="Heading_20_3" text:outline-level="3"><text:bookmark-start text:name="mcgraw-hill--remote-since-covid-previously-seattle-wa"/><text:a xlink:type="simple" xlink:href="https://www.crunchbase.com/organization/mcgraw-hill-education" office:name=""><text:span text:style-name="Definition">McGraw Hill</text:span></text:a> — Remote (since COVID), previously Seattle, WA<text:bookmark-end text:name="mcgraw-hill--remote-since-covid-previously-seattle-wa"/></text:h>
      <text:h text:style-name="Heading_20_4" text:outline-level="4"><text:bookmark-start text:name="principal-engineer-cloud-center-of-excellence-january-2024october-2024"/>Principal Engineer, Cloud Center of Excellence (January 2024—October 2024)<text:bookmark-end text:name="principal-engineer-cloud-center-of-excellence-january-2024october-2024"/></text:h>
      <text:list text:style-name="L1">
        <text:list-item>
          <text:p text:style-name="P1">Assumed a role influencing the technical direction of the entire organization. Ensured a focus on real-world, actionable feedback and provided strategic direction aligned with practical needs.</text:p>
        </text:list-item>
        <text:list-item>
          <text:p text:style-name="P1">Continued to be involved in the oversight and direction of our AWS stack, security, guardrails, and more.</text:p>
        </text:list-item>
        <text:list-item>
          <text:p text:style-name="P1">Identified opportunities to extend the security measures and guardrails developed for AWS to other cloud platforms.</text:p>
        </text:list-item>
      </text:list>
      <text:h text:style-name="Heading_20_4" text:outline-level="4"><text:bookmark-start text:name="principal-cloud-and-platform-engineer-june-2020january-2024"/>Principal Cloud and Platform Engineer (June 2020—January 2024)<text:bookmark-end text:name="principal-cloud-and-platform-engineer-june-2020january-2024"/></text:h>
      <text:list text:style-name="L2">
        <text:list-item>
          <text:p text:style-name="P2">Transitioned from Engineering Manager to a strategic technical leadership role.</text:p>
        </text:list-item>
        <text:list-item>
          <text:p text:style-name="P2">Prolific documentarian. Documentation is worth 50% of your grade.</text:p>
        </text:list-item>
        <text:list-item>
          <text:p text:style-name="P2">Partnered with McGraw Hill Enterprise Architecture and <text:a xlink:type="simple" xlink:href="https://aws.amazon.com/professional-services/" office:name=""><text:span text:style-name="Definition">AWS Professional Services</text:span></text:a> to deploy <text:a xlink:type="simple" xlink:href="https://aws.amazon.com/controltower/" office:name=""><text:span text:style-name="Definition">AWS Control Tower</text:span></text:a> and <text:a xlink:type="simple" xlink:href="https://aws.amazon.com/iam/identity-center/" office:name=""><text:span text:style-name="Definition">AWS Identity Center</text:span></text:a>. Lowered costs and increased control over account guardrails.</text:p>
        </text:list-item>
        <text:list-item>
          <text:p text:style-name="P2">Managed the program for building and maintaining base AMIs for all of McGraw Hill.</text:p>
        </text:list-item>
        <text:list-item>
          <text:p text:style-name="P2">Rebuilt our <text:a xlink:type="simple" xlink:href="https://jfrog.com/artifactory/" office:name=""><text:span text:style-name="Definition">Artifactory</text:span></text:a> cluster with a “cattle, not pets” approach. Ran the project from inception to completion, including the majority of development. Worked across dozens of teams and hundreds of services to complete the project.</text:p>
        </text:list-item>
        <text:list-item>
          <text:p text:style-name="P2">Proactively added support for lower-cost ARM64 CPUs, opening the door for ~$450k/year in cost savings.</text:p>
        </text:list-item>
      </text:list>
      <text:h text:style-name="Heading_20_4" text:outline-level="4"><text:bookmark-start text:name="engineering-manager-site-reliability-october-2018june-2020"/>Engineering Manager, Site Reliability (October 2018—June 2020)<text:bookmark-end text:name="engineering-manager-site-reliability-october-2018june-2020"/></text:h>
      <text:list text:style-name="L3">
        <text:list-item>
          <text:p text:style-name="P3">Managed a team of four, while working to level-up the team's technical skills and leadership capabilities. Conducted regular 1:1s, performance reviews, and career development discussions.</text:p>
        </text:list-item>
        <text:list-item>
          <text:p text:style-name="P3">Led the <text:a xlink:type="simple" xlink:href="https://sre.google/in-conversation/" office:name=""><text:span text:style-name="Definition"><text:span text:style-name="T2">Site Reliability Engineering</text:span></text:span></text:a> (SRE) team in addressing macro-oriented problems affecting decentralized, heterogeneous engineering teams across the company. Empowered greater self-service for engineering teams.</text:p>
        </text:list-item>
        <text:list-item>
          <text:p text:style-name="P3">Revamped the Seattle SRE interview process to prioritize a 70/30 focus on software engineering (Dev) and systems operations (Ops). Emphasized leadership qualities, bias for action, and high curiosity.</text:p>
        </text:list-item>
        <text:list-item>
          <text:p text:style-name="P3">Owned and served as the key decision-maker in development of a core platform for company-wide, reliability-focused projects.</text:p>
        </text:list-item>
        <text:list-item>
          <text:p text:style-name="P3">Formed and led a leadership group to establish a process maintaining reusable Terraform modules which could be composed together according to a service’s needs.</text:p>
        </text:list-item>
      </text:list>
      <text:h text:style-name="Heading_20_4" text:outline-level="4"><text:bookmark-start text:name="staff-software-engineer-october-2016october-2018"/>Staff Software Engineer (October 2016—October 2018)<text:bookmark-end text:name="staff-software-engineer-october-2016october-2018"/></text:h>
      <text:list text:style-name="L4">
        <text:list-item>
          <text:p text:style-name="P4">Led the development of multiple Tier-1 services within the educational content authoring pipeline, leveraging technologies such as <text:a xlink:type="simple" xlink:href="https://martinfowler.com/articles/richardsonMaturityModel.html" office:name=""><text:span text:style-name="Definition">REST</text:span></text:a>, <text:a xlink:type="simple" xlink:href="https://graphql.org" office:name=""><text:span text:style-name="Definition">GraphQL</text:span></text:a>, API design, <text:a xlink:type="simple" xlink:href="https://aws.amazon.com/ecs/" office:name=""><text:span text:style-name="Definition">Amazon ECS</text:span></text:a>, <text:a xlink:type="simple" xlink:href="https://www.docker.com" office:name=""><text:span text:style-name="Definition">Docker</text:span></text:a>, <text:a xlink:type="simple" xlink:href="https://www.terraform.io" office:name=""><text:span text:style-name="Definition">Terraform</text:span></text:a>, <text:a xlink:type="simple" xlink:href="https://www.w3.org/publishing/epub3/" office:name=""><text:span text:style-name="Definition">ePubs</text:span></text:a>, and security best practices.</text:p>
        </text:list-item>
        <text:list-item>
          <text:p text:style-name="P4">Provided the technical direction of these projects, promoted their adoption across the organization, provided comprehensive documentation, and offered ongoing guidance on adoption.</text:p>
        </text:list-item>
        <text:list-item>
          <text:p text:style-name="P4">Led the development of the authoring component of <text:a xlink:type="simple" xlink:href="https://www.mheducation.com/news-media/press-releases/mcgraw-hill-connect-unveils-smartbook.html" office:name=""><text:span text:style-name="Definition">McGraw Hill’s SmartBook 2.0 product</text:span></text:a>, and the internal system which indexes authored content, builds ePubs, and encodes images/video for McGraw Hill’s ePub CDN.</text:p>
        </text:list-item>
        <text:list-item>
          <text:p text:style-name="P4">Introduced the adoption of continuous integration (CI), continuous delivery (CD), rapid deployment practices, and Docker containers.</text:p>
        </text:list-item>
        <text:list-item>
          <text:p text:style-name="P4">Introduced a more hands-on monitoring approach, enabling development teams to actively engage in their own operations. Achieved significantly lower <text:span text:style-name="T2">Mean Time to Recovery</text:span> (MTTR).</text:p>
        </text:list-item>
        <text:list-item>
          <text:p text:style-name="P4">Served as a core resource in adopting <text:span text:style-name="T2">Infrastructure-as-Code</text:span> (IaC) tools such as <text:a xlink:type="simple" xlink:href="https://www.terraform.io" office:name=""><text:span text:style-name="Definition">Terraform</text:span></text:a> and <text:a xlink:type="simple" xlink:href="https://packer.io" office:name=""><text:span text:style-name="Definition">Packer</text:span></text:a>.</text:p>
        </text:list-item>
      </text:list>
      <text:h text:style-name="Heading_20_3" text:outline-level="3"><text:bookmark-start text:name="wepay--redwood-city-ca"/><text:a xlink:type="simple" xlink:href="https://www.crunchbase.com/organization/wepay" office:name=""><text:span text:style-name="Definition">WePay</text:span></text:a> — Redwood City, CA<text:bookmark-end text:name="wepay--redwood-city-ca"/></text:h>
      <text:h text:style-name="Heading_20_4" text:outline-level="4"><text:bookmark-start text:name="devops-engineer-april-2015september-2016"/>DevOps Engineer (April 2015—September 2016)<text:bookmark-end text:name="devops-engineer-april-2015september-2016"/></text:h>
      <text:list text:style-name="L5">
        <text:list-item>
          <text:p text:style-name="P5">Led a cross-company initiative to upgrade the monolithic application from PHP 5.4 to PHP 5.6 (the latest at the time). Facilitated cross-team collaboration among all major engineering teams and QA departments in order to achieve results.</text:p>
        </text:list-item>
        <text:list-item>
          <text:p text:style-name="P5">Initiated a program to automate the creation of base server images for our cloud servers. They allowed new servers to boot and begin serving traffic ~75% faster.</text:p>
        </text:list-item>
        <text:list-item>
          <text:p text:style-name="P5">Began investigating ways to implement <text:span text:style-name="T2">configuration-as-code</text:span> for our cloud infrastructure.</text:p>
        </text:list-item>
      </text:list>
      <text:h text:style-name="Heading_20_4" text:outline-level="4"><text:bookmark-start text:name="senior-api-engineer-april-2014april-2015"/>Senior API Engineer (April 2014—April 2015)<text:bookmark-end text:name="senior-api-engineer-april-2014april-2015"/></text:h>
      <text:list text:style-name="L6">
        <text:list-item>
          <text:p text:style-name="P6">Took the lead on the company’s <text:a xlink:type="simple" xlink:href="https://www.hackerone.com" office:name=""><text:span text:style-name="Definition">HackerOne</text:span></text:a> program, coordinating across teams to address security issues.</text:p>
        </text:list-item>
        <text:list-item>
          <text:p text:style-name="P6">Built a development environment for engineering teams. Reduced new engineer onboarding time from 2 weeks → 1 day.</text:p>
        </text:list-item>
        <text:list-item>
          <text:p text:style-name="P6">Instrumental in designing WePay’s MFA-as-a-Service offering. (U.S. patent filing <text:a xlink:type="simple" xlink:href="https://patents.google.com/patent/US20160241536A1/en?inventor=Ryan+Parman" office:name=""><text:span text:style-name="Definition">US15042104</text:span></text:a>)</text:p>
        </text:list-item>
        <text:list-item>
          <text:p text:style-name="P6">Developed new API endpoints to help expand WePay’s business and support its partners.</text:p>
        </text:list-item>
      </text:list>
      <text:h text:style-name="Heading_20_3" text:outline-level="3"><text:bookmark-start text:name="amazon-web-services--seattle-wa"/><text:a xlink:type="simple" xlink:href="https://www.crunchbase.com/organization/amazon-web-services" office:name=""><text:span text:style-name="Definition">Amazon Web Services</text:span></text:a> — Seattle, WA<text:bookmark-end text:name="amazon-web-services--seattle-wa"/></text:h>
      <text:h text:style-name="Heading_20_4" text:outline-level="4"><text:bookmark-start text:name="web-development-engineer-ii-march-2010april-2014"/>Web Development Engineer II (March 2010—April 2014)<text:bookmark-end text:name="web-development-engineer-ii-march-2010april-2014"/></text:h>
      <text:list text:style-name="L7">
        <text:list-item>
          <text:p text:style-name="P7">AWS hard-forked my open-source <text:span text:style-name="T2">CloudFusion</text:span> project into the <text:a xlink:type="simple" xlink:href="https://aws.amazon.com/sdk-for-php/" office:name=""><text:span text:style-name="Definition">AWS SDK for PHP</text:span></text:a>, then hired me to work on it.</text:p>
        </text:list-item>
        <text:list-item>
          <text:p text:style-name="P7">Collaborated with the <text:a xlink:type="simple" xlink:href="http://aws.amazon.com/elasticbeanstalk/" office:name=""><text:span text:style-name="Definition">AWS Elastic Beanstalk</text:span></text:a> team to provide PHP support for the platform, which launched in March 2012.</text:p>
        </text:list-item>
        <text:list-item>
          <text:p text:style-name="P7">Played a key role in the creation and development of the <text:a xlink:type="simple" xlink:href="https://aws.amazon.com/sdk-for-php/" office:name=""><text:span text:style-name="Definition">AWS SDK for PHP</text:span></text:a> v2, incorporating significant changes in the PHP language and community since CloudFusion was first written in 2005.</text:p>
        </text:list-item>
        <text:list-item>
          <text:p text:style-name="P7">Collaborated with the AWS Design team on the <text:a xlink:type="simple" xlink:href="https://console.aws.amazon.com" office:name=""><text:span text:style-name="Definition">AWS Management Console</text:span></text:a>, to build a robust and user-friendly console. Led one of the first teams to provide reusable UI building blocks at AWS.</text:p>
        </text:list-item>
        <text:list-item>
          <text:p text:style-name="P7">Focusing on Amazon’s <text:span text:style-name="T2">Customer Obsession</text:span> leadership principle, I successfully pushed for being better stewards of our community. Included increased transparency, better communication, and improved tooling for developers. [<text:a xlink:type="simple" xlink:href="#" office:name=""><text:span text:style-name="Definition">Examples</text:span></text:a>]</text:p>
        </text:list-item>
      </text:list>
      <text:h text:style-name="Heading_20_2" text:outline-level="2"><text:bookmark-start text:name="keywords-and-skills"/>Keywords and Skills<text:bookmark-end text:name="keywords-and-skills"/></text:h>
      <text:p text:style-name="First_20_paragraph">This list is not exhaustive, but is targeted toward the skills most relevant to PM, TPM, and Product roles.</text:p>
      <text:p text:style-name="Text_20_body"><text:a xlink:type="simple" xlink:href="https://www.atlassian.com/software/confluence" office:name=""><text:span text:style-name="Definition">Confluence</text:span></text:a>, <text:a xlink:type="simple" xlink:href="https://www.atlassian.com/software/jira" office:name=""><text:span text:style-name="Definition">Jira</text:span></text:a>, adaptability, agile, building platforms, building platforms, collaboration, coordination, coordination with downstream services, cross-collaboration (dozens of teams, hundreds of services), flexibility, innovation, kanban, organization of complex projects, prioritization, product development, product roadmap management, project documentation, project management, risk mitigation, scrum, stakeholder management, technical documentation, vendor management.</text:p>
      <text:h text:style-name="Heading_20_2" text:outline-level="2"><text:bookmark-start text:name="education"/>Education<text:bookmark-end text:name="education"/></text:h>
      <text:p text:style-name="First_20_paragraph">Obtained a <text:span text:style-name="T1">Bachelor of Arts</text:span> degree in <text:span text:style-name="T2">Design and Visualization</text:span> from <text:span text:style-name="T2">Silicon Valley College</text:span> (now <text:a xlink:type="simple" xlink:href="http://carrington.edu/schools/san-jose-california/" office:name=""><text:span text:style-name="Definition">Carrington College</text:span></text:a>) in San Jose, CA.</text:p>
      <text:p text:style-name="Text_20_body">Graduated in <text:span text:style-name="T2">November 2003</text:span> with a <text:span text:style-name="T1">3.84</text:span> GP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name="Arial Unicode MS" svg:font-family="'Arial Unicode MS'"/>
    <style:font-face style:font-family-generic="system" style:font-pitch="variable" style:name="Arial Unicode MS1" svg:font-family="'Arial Unicode MS'"/>
    <style:font-face style:font-pitch="variable" style:name="Calibri" svg:font-family="Calibri"/>
    <style:font-face style:font-family-generic="roman" style:font-pitch="variable" style:name="Calibri1" svg:font-family="Calibri"/>
    <style:font-face style:font-family-generic="system" style:font-pitch="variable" style:name="Calibri2" svg:font-family="Calibri"/>
    <style:font-face style:font-family-generic="roman" style:font-pitch="variable" style:name="Cambria" svg:font-family="Cambria"/>
    <style:font-face style:font-pitch="variable" style:name="Consolas" svg:font-family="Consolas"/>
    <style:font-face style:font-family-generic="system" style:font-pitch="variable" style:name="Courier New" svg:font-family="'Courier New'"/>
    <style:font-face style:font-adornments="Regular" style:font-family-generic="modern" style:font-pitch="fixed" style:name="Courier New1" svg:font-family="'Courier New'"/>
    <style:font-face style:font-family-generic="system" style:font-pitch="variable" style:name="F" svg:font-family=""/>
    <style:font-face style:font-family-generic="swiss" style:font-pitch="variable" style:name="Liberation Sans" svg:font-family="'Liberation Sans'"/>
    <style:font-face style:font-family-generic="system" style:font-pitch="variable" style:name="Symbol" svg:font-family="Symbol"/>
    <style:font-face style:font-adornments="Regular" style:font-pitch="variable" style:name="Symbol1" svg:font-family="Symbol"/>
    <style:font-face style:font-family-generic="system" style:font-pitch="variable" style:name="Times New Roman" svg:font-family="'Times New Roman'"/>
    <style:font-face style:font-family-generic="system" style:font-pitch="variable" style:name="Wingdings" svg:font-family="Wingdings"/>
    <style:font-face style:font-adornments="Regular" style:font-pitch="variable" style:name="Wingdings1" svg:font-family="Wingdings"/>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no-wrap"/>
      <style:paragraph-properties style:font-independent-line-spacing="false" style:line-break="strict" style:text-autospace="ideograph-alpha" style:writing-mode="lr-tb" loext:tab-stop-distance="0in">
        <style:tab-stops/>
      </style:paragraph-properties>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language="en" loext:opacity="0%"/>
    </style:default-style>
    <style:default-style style:family="paragraph">
      <style:paragraph-properties style:line-break="strict" style:punctuation-wrap="hanging" style:tab-stop-distance="0.5in" style:text-autospace="ideograph-alpha" style:writing-mode="page" fo:hyphenation-keep="auto" fo:hyphenation-ladder-count="no-limit" loext:hyphenation-keep-type="column"/>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hyphenate="false" fo:hyphenation-push-char-count="2" fo:hyphenation-remain-char-count="2" fo:language="en" loext:hyphenation-no-caps="false" loext:hyphenation-no-last-word="false" loext:hyphenation-word-char-count="5"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paragraph-properties style:contextual-spacing="false" style:justify-single-word="false" style:writing-mode="lr-tb" fo:margin-bottom="0.0555in" fo:margin-top="0in" fo:orphans="2" fo:text-align="start" fo:widows="2"/>
      <style:text-properties style:font-size-asian="10pt" fo:font-size="10pt"/>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Arial Unicode MS'" style:font-family-complex="'Arial Unicode MS'" style:font-family-generic="swiss" style:font-family-generic-asian="system" style:font-family-generic-complex="system" style:font-name="Liberation Sans" style:font-name-asian="Arial Unicode MS1" style:font-name-complex="Arial Unicode MS1" style:font-pitch="variable" style:font-pitch-asian="variable" style:font-pitch-complex="variable" style:font-size-asian="14pt" style:font-size-complex="14pt" fo:font-family="'Liberation Sans'" fo:font-size="14pt"/>
    </style:style>
    <style:style style:class="text" style:display-name="Text body" style:family="paragraph" style:name="Text_20_body" style:parent-style-name="Standard">
      <style:paragraph-properties style:contextual-spacing="false" fo:margin-bottom="0.1252in" fo:margin-top="0.1252in"/>
    </style:style>
    <style:style style:class="list" style:family="paragraph" style:name="List" style:parent-style-name="Text_20_body">
      <style:text-properties style:font-family-complex="'Arial Unicode MS'" style:font-family-generic-complex="swiss" style:font-name-complex="Arial Unicode MS" style:font-size-asian="12pt"/>
    </style:style>
    <style:style style:class="extra" style:family="paragraph" style:name="Caption" style:parent-style-name="Standard" loext:linked-style-name="Caption_20_Char">
      <style:paragraph-properties style:contextual-spacing="false" fo:margin-bottom="0.0835in" fo:margin-top="0in"/>
      <style:text-properties style:font-style-asian="italic" fo:font-style="italic"/>
    </style:style>
    <style:style style:class="index" style:family="paragraph" style:name="Index" style:parent-style-name="Standard">
      <style:paragraph-properties text:line-number="0" text:number-lines="false"/>
      <style:text-properties style:font-family-complex="'Arial Unicode MS'" style:font-family-generic-complex="swiss" style:font-name-complex="Arial Unicode MS" style:font-size-asian="12pt"/>
    </style:style>
    <style:style style:auto-update="true" style:class="text" style:default-outline-level="1" style:display-name="Heading 1" style:family="paragraph" style:list-style-name="" style:name="Heading_20_1" style:next-style-name="Text_20_body" style:parent-style-name="Standard" loext:linked-style-name="Heading_20_1_20_Char">
      <style:paragraph-properties style:contextual-spacing="false" fo:keep-together="always" fo:keep-with-next="always" fo:margin-bottom="0.0555in" fo:margin-top="0.2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auto-update="true" style:class="text" style:default-outline-level="2" style:display-name="Heading 2" style:family="paragraph" style:list-style-name="" style:name="Heading_20_2" style:next-style-name="Text_20_body" style:parent-style-name="Standard" loext:linked-style-name="Heading_20_2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auto-update="true" style:class="text" style:default-outline-level="3" style:display-name="Heading 3" style:family="paragraph" style:list-style-name="" style:name="Heading_20_3" style:next-style-name="Text_20_body" style:parent-style-name="Standard" loext:linked-style-name="Heading_20_3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auto-update="true" style:class="text" style:default-outline-level="4" style:display-name="Heading 4" style:family="paragraph" style:list-style-name="" style:name="Heading_20_4" style:next-style-name="Text_20_body" style:parent-style-name="Standard" loext:linked-style-name="Heading_20_4_20_Char">
      <style:paragraph-properties style:contextual-spacing="false" fo:keep-together="always" fo:keep-with-next="always" fo:margin-bottom="0.028in" fo:margin-top="0.055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2pt" style:font-style-asian="italic" style:font-style-complex="italic" fo:color="#0f4761" fo:font-family="Cambria" fo:font-size="12pt" fo:font-style="italic" loext:opacity="100%">
        <loext:char-complex-color loext:color-type="theme" loext:theme-type="accent1">
          <loext:transformation loext:type="shade" loext:value="2509"/>
        </loext:char-complex-color>
      </style:text-properties>
    </style:style>
    <style:style style:class="text" style:default-outline-level="5" style:display-name="Heading 5" style:family="paragraph" style:list-style-name="" style:name="Heading_20_5" style:next-style-name="Text_20_body" style:parent-style-name="Standard" loext:linked-style-name="Heading_20_5_20_Char">
      <style:paragraph-properties style:contextual-spacing="false" fo:keep-together="always" fo:keep-with-next="always" fo:margin-bottom="0.028in" fo:margin-top="0.0555in"/>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class="text" style:default-outline-level="6" style:display-name="Heading 6" style:family="paragraph" style:list-style-name="" style:name="Heading_20_6" style:next-style-name="Text_20_body" style:parent-style-name="Standard" loext:linked-style-name="Heading_20_6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class="text" style:default-outline-level="7" style:display-name="Heading 7" style:family="paragraph" style:list-style-name="" style:name="Heading_20_7" style:next-style-name="Text_20_body" style:parent-style-name="Standard" loext:linked-style-name="Heading_20_7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class="text" style:default-outline-level="8" style:display-name="Heading 8" style:family="paragraph" style:list-style-name="" style:name="Heading_20_8" style:next-style-name="Text_20_body" style:parent-style-name="Standard" loext:linked-style-name="Heading_20_8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class="text" style:default-outline-level="9" style:display-name="Heading 9" style:family="paragraph" style:list-style-name="" style:name="Heading_20_9" style:next-style-name="Text_20_body" style:parent-style-name="Standard" loext:linked-style-name="Heading_20_9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auto-update="true" style:display-name="First Paragraph" style:family="paragraph" style:name="First_20_Paragraph" style:next-style-name="Text_20_body" style:parent-style-name="Text_20_body">
      <style:text-properties style:font-family-generic="roman" style:font-name="Cambria" style:font-pitch="variable" fo:font-family="Cambria"/>
    </style:style>
    <style:style style:family="paragraph" style:name="Compact" style:parent-style-name="Text_20_body">
      <style:paragraph-properties style:contextual-spacing="false" fo:margin-bottom="0.0252in" fo:margin-top="0.0252in"/>
    </style:style>
    <style:style style:class="chapter" style:family="paragraph" style:name="Title" style:next-style-name="Text_20_body" style:parent-style-name="Standard" loext:linked-style-name="Title_20_Char">
      <style:paragraph-properties style:contextual-spacing="true" style:justify-single-word="false" fo:margin-bottom="0.0555in" fo:margin-top="0in" fo:text-align="center"/>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class="chapter" style:family="paragraph" style:name="Subtitle" style:next-style-name="Text_20_body" style:parent-style-name="Title" loext:linked-style-name="Subtitle_20_Char">
      <style:text-properties style:font-size-asian="14pt" style:font-size-complex="14pt" fo:font-size="14pt" fo:letter-spacing="0.0102in"/>
    </style:style>
    <style:style style:family="paragraph" style:name="Author" style:next-style-name="Text_20_body">
      <style:paragraph-properties style:contextual-spacing="false" style:justify-single-word="false" style:writing-mode="lr-tb" fo:keep-together="always" fo:keep-with-next="always" fo:margin-bottom="0.0555in" fo:margin-top="0in" fo:orphans="2" fo:text-align="center" fo:widows="2"/>
    </style:style>
    <style:style style:family="paragraph" style:name="Date" style:next-style-name="Text_20_body">
      <style:paragraph-properties style:contextual-spacing="false" style:justify-single-word="false" style:writing-mode="lr-tb" fo:keep-together="always" fo:keep-with-next="always" fo:margin-bottom="0.0555in" fo:margin-top="0in" fo:orphans="2" fo:text-align="center" fo:widows="2"/>
    </style:style>
    <style:style style:display-name="Abstract Title" style:family="paragraph" style:name="Abstract_20_Title" style:next-style-name="Abstract" style:parent-style-name="Standard">
      <style:paragraph-properties style:contextual-spacing="false" style:justify-single-word="false" fo:keep-together="always" fo:keep-with-next="always" fo:margin-bottom="0in" fo:margin-top="0.2083in" fo:text-align="center"/>
      <style:text-properties style:font-size-complex="10pt" style:font-weight-asian="bold" fo:font-weight="bold"/>
    </style:style>
    <style:style style:family="paragraph" style:name="Abstract" style:next-style-name="Text_20_body" style:parent-style-name="Standard">
      <style:paragraph-properties style:contextual-spacing="false" fo:keep-together="always" fo:keep-with-next="always" fo:margin-bottom="0.2083in" fo:margin-top="0.0693in"/>
      <style:text-properties style:font-size-complex="10pt"/>
    </style:style>
    <style:style style:family="paragraph" style:name="Bibliography" style:parent-style-name="Standard"/>
    <style:style style:display-name="Block Text" style:family="paragraph" style:name="Block_20_Text" style:next-style-name="Text_20_body" style:parent-style-name="Text_20_body">
      <style:paragraph-properties style:contextual-spacing="false" fo:margin-bottom="0.0693in" fo:margin-left="0.3335in" fo:margin-right="0.3335in" fo:margin-top="0.0693in"/>
    </style:style>
    <style:style style:class="extra" style:family="paragraph" style:name="Footnote" style:parent-style-name="Standard"/>
    <style:style style:display-name="Footnote Block Text" style:family="paragraph" style:name="Footnote_20_Block_20_Text" style:next-style-name="Footnote" style:parent-style-name="Footnote">
      <style:paragraph-properties style:contextual-spacing="false" fo:margin-bottom="0.0693in" fo:margin-left="0.3335in" fo:margin-right="0.3335in" fo:margin-top="0.0693in"/>
    </style:style>
    <style:style style:display-name="Definition Term" style:family="paragraph" style:name="Definition_20_Term" style:next-style-name="Definition" style:parent-style-name="Standard">
      <style:paragraph-properties style:contextual-spacing="false" fo:keep-together="always" fo:keep-with-next="always" fo:margin-bottom="0in" fo:margin-top="0in"/>
      <style:text-properties style:font-weight-asian="bold" fo:font-weight="bold"/>
    </style:style>
    <style:style style:family="paragraph" style:name="Definition" style:parent-style-name="Standard"/>
    <style:style style:display-name="Table Caption" style:family="paragraph" style:name="Table_20_Caption" style:parent-style-name="Caption">
      <style:paragraph-properties fo:keep-with-next="always"/>
    </style:style>
    <style:style style:display-name="Image Caption" style:family="paragraph" style:name="Image_20_Caption" style:parent-style-name="Caption"/>
    <style:style style:class="extra" style:family="paragraph" style:name="Figure" style:parent-style-name="Standard"/>
    <style:style style:display-name="Captioned Figure" style:family="paragraph" style:name="Captioned_20_Figure" style:parent-style-name="Figure">
      <style:paragraph-properties fo:keep-with-next="always"/>
    </style:style>
    <style:style style:class="index" style:display-name="Index Heading" style:family="paragraph" style:name="Index_20_Heading" style:parent-style-name="Heading"/>
    <style:style style:class="index" style:default-outline-level="" style:display-name="Contents Heading" style:family="paragraph" style:name="Contents_20_Heading" style:next-style-name="Text_20_body" style:parent-style-name="Heading_20_1">
      <style:paragraph-properties style:contextual-spacing="false" fo:line-height="108%" fo:margin-bottom="0.0555in" fo:margin-top="0.1665in"/>
    </style:style>
    <style:style style:display-name="Source Code" style:family="paragraph" style:name="Source_20_Code" style:parent-style-name="Standard" loext:linked-style-name="Verbatim_20_Char"/>
    <style:style style:display-name="Default Paragraph Font" style:family="text" style:name="Default_20_Paragraph_20_Font"/>
    <style:style style:display-name="Title Char" style:family="text" style:name="Title_20_Char" style:parent-style-name="Default_20_Paragraph_20_Font" loext:linked-style-name="Title">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display-name="Subtitle Char" style:family="text" style:name="Subtitle_20_Char" style:parent-style-name="Default_20_Paragraph_20_Font" loext:linked-style-name="Subtitle">
      <style:text-properties style:font-family-generic-asian="system" style:font-family-generic-complex="system" style:font-name-asian="F" style:font-name-complex="F" style:font-pitch-asian="variable" style:font-pitch-complex="variable" style:font-size-asian="14pt" style:font-size-complex="14pt" fo:color="#595959" fo:font-size="14pt" fo:letter-spacing="0.0102in" loext:opacity="100%">
        <loext:char-complex-color loext:color-type="theme" loext:theme-type="dark1">
          <loext:transformation loext:type="tint" loext:value="3490"/>
        </loext:char-complex-color>
      </style:text-properties>
    </style:style>
    <style:style style:display-name="Heading 1 Char" style:family="text" style:name="Heading_20_1_20_Char" style:parent-style-name="Default_20_Paragraph_20_Font" loext:linked-style-name="Heading_20_1">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display-name="Heading 2 Char" style:family="text" style:name="Heading_20_2_20_Char" style:parent-style-name="Default_20_Paragraph_20_Font" loext:linked-style-name="Heading_20_2">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display-name="Heading 3 Char" style:family="text" style:name="Heading_20_3_20_Char" style:parent-style-name="Default_20_Paragraph_20_Font" loext:linked-style-name="Heading_20_3">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display-name="Heading 4 Char" style:family="text" style:name="Heading_20_4_20_Char" style:parent-style-name="Default_20_Paragraph_20_Font" loext:linked-style-name="Heading_20_4">
      <style:text-properties style:font-family-generic="roman" style:font-family-generic-asian="system" style:font-family-generic-complex="system" style:font-name="Cambria" style:font-name-asian="F" style:font-name-complex="F" style:font-pitch="variable" style:font-pitch-asian="variable" style:font-pitch-complex="variable" style:font-style-asian="italic" style:font-style-complex="italic" fo:color="#0f4761" fo:font-family="Cambria" fo:font-style="italic" loext:opacity="100%">
        <loext:char-complex-color loext:color-type="theme" loext:theme-type="accent1">
          <loext:transformation loext:type="shade" loext:value="2509"/>
        </loext:char-complex-color>
      </style:text-properties>
    </style:style>
    <style:style style:display-name="Heading 5 Char" style:family="text" style:name="Heading_20_5_20_Char" style:parent-style-name="Default_20_Paragraph_20_Font" loext:linked-style-name="Heading_20_5">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display-name="Heading 6 Char" style:family="text" style:name="Heading_20_6_20_Char" style:parent-style-name="Default_20_Paragraph_20_Font" loext:linked-style-name="Heading_20_6">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display-name="Heading 7 Char" style:family="text" style:name="Heading_20_7_20_Char" style:parent-style-name="Default_20_Paragraph_20_Font" loext:linked-style-name="Heading_20_7">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display-name="Heading 8 Char" style:family="text" style:name="Heading_20_8_20_Char" style:parent-style-name="Default_20_Paragraph_20_Font" loext:linked-style-name="Heading_20_8">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display-name="Heading 9 Char" style:family="text" style:name="Heading_20_9_20_Char" style:parent-style-name="Default_20_Paragraph_20_Font" loext:linked-style-name="Heading_20_9">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display-name="Caption Char" style:family="text" style:name="Caption_20_Char" style:parent-style-name="Default_20_Paragraph_20_Font" loext:linked-style-name="Caption"/>
    <style:style style:display-name="Verbatim Char" style:family="text" style:name="Verbatim_20_Char" style:parent-style-name="Caption_20_Char" loext:linked-style-name="Source_20_Code">
      <style:text-properties style:font-name="Consolas" style:font-pitch="variable" style:font-size-asian="11pt" fo:font-family="Consolas" fo:font-size="11pt"/>
    </style:style>
    <style:style style:display-name="Section Number" style:family="text" style:name="Section_20_Number" style:parent-style-name="Caption_20_Char"/>
    <style:style style:display-name="Footnote Symbol" style:family="text" style:name="Footnote_20_Symbol" style:parent-style-name="Caption_20_Char">
      <style:text-properties style:text-position="super 58%"/>
    </style:style>
    <style:style style:display-name="Footnote anchor" style:family="text" style:name="Footnote_20_anchor">
      <style:text-properties style:text-position="super 58%"/>
    </style:style>
    <style:style style:display-name="Internet link" style:family="text" style:name="Internet_20_link" style:parent-style-name="Caption_20_Char">
      <style:text-properties fo:color="#156082" loext:opacity="100%">
        <loext:char-complex-color loext:color-type="theme" loext:theme-type="accent1"/>
      </style:text-properties>
    </style:style>
    <style:style style:family="text" style:name="Keyword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DataTypeTok" style:parent-style-name="Verbatim_20_Char">
      <style:text-properties style:font-name="Consolas" style:font-pitch="variable" style:font-size-asian="11pt" fo:color="#902000" fo:font-family="Consolas" fo:font-size="11pt" loext:opacity="100%"/>
    </style:style>
    <style:style style:family="text" style:name="DecValTok" style:parent-style-name="Verbatim_20_Char">
      <style:text-properties style:font-name="Consolas" style:font-pitch="variable" style:font-size-asian="11pt" fo:color="#40a070" fo:font-family="Consolas" fo:font-size="11pt" loext:opacity="100%"/>
    </style:style>
    <style:style style:family="text" style:name="BaseNTok" style:parent-style-name="Verbatim_20_Char">
      <style:text-properties style:font-name="Consolas" style:font-pitch="variable" style:font-size-asian="11pt" fo:color="#40a070" fo:font-family="Consolas" fo:font-size="11pt" loext:opacity="100%"/>
    </style:style>
    <style:style style:family="text" style:name="FloatTok" style:parent-style-name="Verbatim_20_Char">
      <style:text-properties style:font-name="Consolas" style:font-pitch="variable" style:font-size-asian="11pt" fo:color="#40a070" fo:font-family="Consolas" fo:font-size="11pt" loext:opacity="100%"/>
    </style:style>
    <style:style style:family="text" style:name="ConstantTok" style:parent-style-name="Verbatim_20_Char">
      <style:text-properties style:font-name="Consolas" style:font-pitch="variable" style:font-size-asian="11pt" fo:color="#880000" fo:font-family="Consolas" fo:font-size="11pt" loext:opacity="100%"/>
    </style:style>
    <style:style style:family="text" style:name="CharTok" style:parent-style-name="Verbatim_20_Char">
      <style:text-properties style:font-name="Consolas" style:font-pitch="variable" style:font-size-asian="11pt" fo:color="#4070a0" fo:font-family="Consolas" fo:font-size="11pt" loext:opacity="100%"/>
    </style:style>
    <style:style style:family="text" style:name="SpecialCharTok" style:parent-style-name="Verbatim_20_Char">
      <style:text-properties style:font-name="Consolas" style:font-pitch="variable" style:font-size-asian="11pt" fo:color="#4070a0" fo:font-family="Consolas" fo:font-size="11pt" loext:opacity="100%"/>
    </style:style>
    <style:style style:family="text" style:name="StringTok" style:parent-style-name="Verbatim_20_Char">
      <style:text-properties style:font-name="Consolas" style:font-pitch="variable" style:font-size-asian="11pt" fo:color="#4070a0" fo:font-family="Consolas" fo:font-size="11pt" loext:opacity="100%"/>
    </style:style>
    <style:style style:family="text" style:name="VerbatimStringTok" style:parent-style-name="Verbatim_20_Char">
      <style:text-properties style:font-name="Consolas" style:font-pitch="variable" style:font-size-asian="11pt" fo:color="#4070a0" fo:font-family="Consolas" fo:font-size="11pt" loext:opacity="100%"/>
    </style:style>
    <style:style style:family="text" style:name="SpecialStringTok" style:parent-style-name="Verbatim_20_Char">
      <style:text-properties style:font-name="Consolas" style:font-pitch="variable" style:font-size-asian="11pt" fo:color="#bb6688" fo:font-family="Consolas" fo:font-size="11pt" loext:opacity="100%"/>
    </style:style>
    <style:style style:family="text" style:name="ImportTok" style:parent-style-name="Verbatim_20_Char">
      <style:text-properties style:font-name="Consolas" style:font-pitch="variable" style:font-size-asian="11pt" style:font-weight-asian="bold" fo:color="#008000" fo:font-family="Consolas" fo:font-size="11pt" fo:font-weight="bold" loext:opacity="100%"/>
    </style:style>
    <style:style style:family="text" style:name="CommentTok" style:parent-style-name="Verbatim_20_Char">
      <style:text-properties style:font-name="Consolas" style:font-pitch="variable" style:font-size-asian="11pt" style:font-style-asian="italic" fo:color="#60a0b0" fo:font-family="Consolas" fo:font-size="11pt" fo:font-style="italic" loext:opacity="100%"/>
    </style:style>
    <style:style style:family="text" style:name="DocumentationTok" style:parent-style-name="Verbatim_20_Char">
      <style:text-properties style:font-name="Consolas" style:font-pitch="variable" style:font-size-asian="11pt" style:font-style-asian="italic" fo:color="#ba2121" fo:font-family="Consolas" fo:font-size="11pt" fo:font-style="italic" loext:opacity="100%"/>
    </style:style>
    <style:style style:family="text" style:name="Annot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CommentVar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OtherTok" style:parent-style-name="Verbatim_20_Char">
      <style:text-properties style:font-name="Consolas" style:font-pitch="variable" style:font-size-asian="11pt" fo:color="#007020" fo:font-family="Consolas" fo:font-size="11pt" loext:opacity="100%"/>
    </style:style>
    <style:style style:family="text" style:name="FunctionTok" style:parent-style-name="Verbatim_20_Char">
      <style:text-properties style:font-name="Consolas" style:font-pitch="variable" style:font-size-asian="11pt" fo:color="#06287e" fo:font-family="Consolas" fo:font-size="11pt" loext:opacity="100%"/>
    </style:style>
    <style:style style:family="text" style:name="VariableTok" style:parent-style-name="Verbatim_20_Char">
      <style:text-properties style:font-name="Consolas" style:font-pitch="variable" style:font-size-asian="11pt" fo:color="#19177c" fo:font-family="Consolas" fo:font-size="11pt" loext:opacity="100%"/>
    </style:style>
    <style:style style:family="text" style:name="ControlFlow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OperatorTok" style:parent-style-name="Verbatim_20_Char">
      <style:text-properties style:font-name="Consolas" style:font-pitch="variable" style:font-size-asian="11pt" fo:color="#666666" fo:font-family="Consolas" fo:font-size="11pt" loext:opacity="100%"/>
    </style:style>
    <style:style style:family="text" style:name="BuiltInTok" style:parent-style-name="Verbatim_20_Char">
      <style:text-properties style:font-name="Consolas" style:font-pitch="variable" style:font-size-asian="11pt" fo:color="#008000" fo:font-family="Consolas" fo:font-size="11pt" loext:opacity="100%"/>
    </style:style>
    <style:style style:family="text" style:name="ExtensionTok" style:parent-style-name="Verbatim_20_Char">
      <style:text-properties style:font-name="Consolas" style:font-pitch="variable" style:font-size-asian="11pt" fo:font-family="Consolas" fo:font-size="11pt"/>
    </style:style>
    <style:style style:family="text" style:name="PreprocessorTok" style:parent-style-name="Verbatim_20_Char">
      <style:text-properties style:font-name="Consolas" style:font-pitch="variable" style:font-size-asian="11pt" fo:color="#bc7a00" fo:font-family="Consolas" fo:font-size="11pt" loext:opacity="100%"/>
    </style:style>
    <style:style style:family="text" style:name="AttributeTok" style:parent-style-name="Verbatim_20_Char">
      <style:text-properties style:font-name="Consolas" style:font-pitch="variable" style:font-size-asian="11pt" fo:color="#7d9029" fo:font-family="Consolas" fo:font-size="11pt" loext:opacity="100%"/>
    </style:style>
    <style:style style:family="text" style:name="RegionMarkerTok" style:parent-style-name="Verbatim_20_Char">
      <style:text-properties style:font-name="Consolas" style:font-pitch="variable" style:font-size-asian="11pt" fo:font-family="Consolas" fo:font-size="11pt"/>
    </style:style>
    <style:style style:family="text" style:name="Inform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Warning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Alert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Error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NormalTok" style:parent-style-name="Verbatim_20_Char">
      <style:text-properties style:font-name="Consolas" style:font-pitch="variable" style:font-size-asian="11pt" fo:font-family="Consolas" fo:font-size="11pt"/>
    </style:style>
    <style:style style:display-name="ListLabel 1" style:family="text" style:name="ListLabel_20_1"/>
    <style:style style:display-name="ListLabel 2" style:family="text" style:name="ListLabel_20_2"/>
    <style:style style:display-name="ListLabel 3" style:family="text" style:name="ListLabel_20_3"/>
    <style:style style:display-name="ListLabel 4" style:family="text" style:name="ListLabel_20_4"/>
    <style:style style:display-name="ListLabel 5" style:family="text" style:name="ListLabel_20_5"/>
    <style:style style:display-name="ListLabel 6" style:family="text" style:name="ListLabel_20_6"/>
    <style:style style:display-name="ListLabel 7" style:family="text" style:name="ListLabel_20_7"/>
    <style:style style:display-name="ListLabel 8" style:family="text" style:name="ListLabel_20_8"/>
    <style:style style:display-name="ListLabel 9" style:family="text" style:name="ListLabel_20_9"/>
    <style:style style:display-name="ListLabel 10" style:family="text" style:name="ListLabel_20_10">
      <style:text-properties style:font-family-complex="Symbol" style:font-family-generic-complex="system" style:font-name="Calibri" style:font-name-complex="Symbol" style:font-pitch="variable" style:font-pitch-complex="variable" fo:font-family="Calibri"/>
    </style:style>
    <style:style style:display-name="ListLabel 11" style:family="text" style:name="ListLabel_20_11">
      <style:text-properties style:font-family-complex="'Courier New'" style:font-family-generic-complex="system" style:font-name="Calibri" style:font-name-complex="Courier New" style:font-pitch="variable" style:font-pitch-complex="variable" fo:font-family="Calibri"/>
    </style:style>
    <style:style style:display-name="ListLabel 12" style:family="text" style:name="ListLabel_20_12">
      <style:text-properties style:font-family-complex="Wingdings" style:font-family-generic-complex="system" style:font-name="Calibri" style:font-name-complex="Wingdings" style:font-pitch="variable" style:font-pitch-complex="variable" fo:font-family="Calibri"/>
    </style:style>
    <style:style style:display-name="ListLabel 13" style:family="text" style:name="ListLabel_20_13">
      <style:text-properties style:font-family-complex="Symbol" style:font-family-generic-complex="system" style:font-name="Calibri" style:font-name-complex="Symbol" style:font-pitch="variable" style:font-pitch-complex="variable" fo:font-family="Calibri"/>
    </style:style>
    <style:style style:display-name="ListLabel 14" style:family="text" style:name="ListLabel_20_14">
      <style:text-properties style:font-family-complex="'Courier New'" style:font-family-generic-complex="system" style:font-name="Calibri" style:font-name-complex="Courier New" style:font-pitch="variable" style:font-pitch-complex="variable" fo:font-family="Calibri"/>
    </style:style>
    <style:style style:display-name="ListLabel 15" style:family="text" style:name="ListLabel_20_15">
      <style:text-properties style:font-family-complex="Wingdings" style:font-family-generic-complex="system" style:font-name="Calibri" style:font-name-complex="Wingdings" style:font-pitch="variable" style:font-pitch-complex="variable" fo:font-family="Calibri"/>
    </style:style>
    <style:style style:display-name="ListLabel 16" style:family="text" style:name="ListLabel_20_16">
      <style:text-properties style:font-family-complex="Symbol" style:font-family-generic-complex="system" style:font-name="Calibri" style:font-name-complex="Symbol" style:font-pitch="variable" style:font-pitch-complex="variable" fo:font-family="Calibri"/>
    </style:style>
    <style:style style:display-name="ListLabel 17" style:family="text" style:name="ListLabel_20_17">
      <style:text-properties style:font-family-complex="'Courier New'" style:font-family-generic-complex="system" style:font-name="Calibri" style:font-name-complex="Courier New" style:font-pitch="variable" style:font-pitch-complex="variable" fo:font-family="Calibri"/>
    </style:style>
    <style:style style:display-name="ListLabel 18" style:family="text" style:name="ListLabel_20_18">
      <style:text-properties style:font-family-complex="Wingdings" style:font-family-generic-complex="system" style:font-name="Calibri" style:font-name-complex="Wingdings" style:font-pitch="variable" style:font-pitch-complex="variable" fo:font-family="Calibri"/>
    </style:style>
    <style:style style:display-name="ListLabel 19" style:family="text" style:name="ListLabel_20_19">
      <style:text-properties style:font-family-complex="Symbol" style:font-family-generic-complex="system" style:font-name="Calibri" style:font-name-complex="Symbol" style:font-pitch="variable" style:font-pitch-complex="variable" fo:font-family="Calibri"/>
    </style:style>
    <style:style style:display-name="ListLabel 20" style:family="text" style:name="ListLabel_20_20">
      <style:text-properties style:font-family-complex="'Courier New'" style:font-family-generic-complex="system" style:font-name="Calibri" style:font-name-complex="Courier New" style:font-pitch="variable" style:font-pitch-complex="variable" fo:font-family="Calibri"/>
    </style:style>
    <style:style style:display-name="ListLabel 21" style:family="text" style:name="ListLabel_20_21">
      <style:text-properties style:font-family-complex="Wingdings" style:font-family-generic-complex="system" style:font-name="Calibri" style:font-name-complex="Wingdings" style:font-pitch="variable" style:font-pitch-complex="variable" fo:font-family="Calibri"/>
    </style:style>
    <style:style style:display-name="ListLabel 22" style:family="text" style:name="ListLabel_20_22">
      <style:text-properties style:font-family-complex="Symbol" style:font-family-generic-complex="system" style:font-name="Calibri" style:font-name-complex="Symbol" style:font-pitch="variable" style:font-pitch-complex="variable" fo:font-family="Calibri"/>
    </style:style>
    <style:style style:display-name="ListLabel 23" style:family="text" style:name="ListLabel_20_23">
      <style:text-properties style:font-family-complex="'Courier New'" style:font-family-generic-complex="system" style:font-name="Calibri" style:font-name-complex="Courier New" style:font-pitch="variable" style:font-pitch-complex="variable" fo:font-family="Calibri"/>
    </style:style>
    <style:style style:display-name="ListLabel 24" style:family="text" style:name="ListLabel_20_24">
      <style:text-properties style:font-family-complex="Wingdings" style:font-family-generic-complex="system" style:font-name="Calibri" style:font-name-complex="Wingdings" style:font-pitch="variable" style:font-pitch-complex="variable" fo:font-family="Calibri"/>
    </style:style>
    <style:style style:display-name="ListLabel 25" style:family="text" style:name="ListLabel_20_25">
      <style:text-properties style:font-family-complex="Symbol" style:font-family-generic-complex="system" style:font-name="Calibri" style:font-name-complex="Symbol" style:font-pitch="variable" style:font-pitch-complex="variable" fo:font-family="Calibri"/>
    </style:style>
    <style:style style:display-name="ListLabel 26" style:family="text" style:name="ListLabel_20_26">
      <style:text-properties style:font-family-complex="'Courier New'" style:font-family-generic-complex="system" style:font-name="Calibri" style:font-name-complex="Courier New" style:font-pitch="variable" style:font-pitch-complex="variable" fo:font-family="Calibri"/>
    </style:style>
    <style:style style:display-name="ListLabel 27" style:family="text" style:name="ListLabel_20_27">
      <style:text-properties style:font-family-complex="Wingdings" style:font-family-generic-complex="system" style:font-name="Calibri" style:font-name-complex="Wingdings" style:font-pitch="variable" style:font-pitch-complex="variable" fo:font-family="Calibri"/>
    </style:style>
    <style:style style:display-name="ListLabel 28" style:family="text" style:name="ListLabel_20_28">
      <style:text-properties style:font-family-complex="Symbol" style:font-family-generic-complex="system" style:font-name="Calibri" style:font-name-complex="Symbol" style:font-pitch="variable" style:font-pitch-complex="variable" fo:font-family="Calibri"/>
    </style:style>
    <style:style style:display-name="ListLabel 29" style:family="text" style:name="ListLabel_20_29">
      <style:text-properties style:font-family-complex="'Courier New'" style:font-family-generic-complex="system" style:font-name="Calibri" style:font-name-complex="Courier New" style:font-pitch="variable" style:font-pitch-complex="variable" fo:font-family="Calibri"/>
    </style:style>
    <style:style style:display-name="ListLabel 30" style:family="text" style:name="ListLabel_20_30">
      <style:text-properties style:font-family-complex="Wingdings" style:font-family-generic-complex="system" style:font-name="Calibri" style:font-name-complex="Wingdings" style:font-pitch="variable" style:font-pitch-complex="variable" fo:font-family="Calibri"/>
    </style:style>
    <style:style style:display-name="ListLabel 31" style:family="text" style:name="ListLabel_20_31">
      <style:text-properties style:font-family-complex="Symbol" style:font-family-generic-complex="system" style:font-name="Calibri" style:font-name-complex="Symbol" style:font-pitch="variable" style:font-pitch-complex="variable" fo:font-family="Calibri"/>
    </style:style>
    <style:style style:display-name="ListLabel 32" style:family="text" style:name="ListLabel_20_32">
      <style:text-properties style:font-family-complex="'Courier New'" style:font-family-generic-complex="system" style:font-name="Calibri" style:font-name-complex="Courier New" style:font-pitch="variable" style:font-pitch-complex="variable" fo:font-family="Calibri"/>
    </style:style>
    <style:style style:display-name="ListLabel 33" style:family="text" style:name="ListLabel_20_33">
      <style:text-properties style:font-family-complex="Wingdings" style:font-family-generic-complex="system" style:font-name="Calibri" style:font-name-complex="Wingdings" style:font-pitch="variable" style:font-pitch-complex="variable" fo:font-family="Calibri"/>
    </style:style>
    <style:style style:display-name="ListLabel 34" style:family="text" style:name="ListLabel_20_34">
      <style:text-properties style:font-family-complex="Symbol" style:font-family-generic-complex="system" style:font-name="Calibri" style:font-name-complex="Symbol" style:font-pitch="variable" style:font-pitch-complex="variable" fo:font-family="Calibri"/>
    </style:style>
    <style:style style:display-name="ListLabel 35" style:family="text" style:name="ListLabel_20_35">
      <style:text-properties style:font-family-complex="'Courier New'" style:font-family-generic-complex="system" style:font-name="Calibri" style:font-name-complex="Courier New" style:font-pitch="variable" style:font-pitch-complex="variable" fo:font-family="Calibri"/>
    </style:style>
    <style:style style:display-name="ListLabel 36" style:family="text" style:name="ListLabel_20_36">
      <style:text-properties style:font-family-complex="Wingdings" style:font-family-generic-complex="system" style:font-name="Calibri" style:font-name-complex="Wingdings" style:font-pitch="variable" style:font-pitch-complex="variable" fo:font-family="Calibri"/>
    </style:style>
    <style:style style:display-name="ListLabel 37" style:family="text" style:name="ListLabel_20_37">
      <style:text-properties style:font-family-complex="Symbol" style:font-family-generic-complex="system" style:font-name="Calibri" style:font-name-complex="Symbol" style:font-pitch="variable" style:font-pitch-complex="variable" fo:font-family="Calibri"/>
    </style:style>
    <style:style style:display-name="ListLabel 38" style:family="text" style:name="ListLabel_20_38">
      <style:text-properties style:font-family-complex="'Courier New'" style:font-family-generic-complex="system" style:font-name="Calibri" style:font-name-complex="Courier New" style:font-pitch="variable" style:font-pitch-complex="variable" fo:font-family="Calibri"/>
    </style:style>
    <style:style style:display-name="ListLabel 39" style:family="text" style:name="ListLabel_20_39">
      <style:text-properties style:font-family-complex="Wingdings" style:font-family-generic-complex="system" style:font-name="Calibri" style:font-name-complex="Wingdings" style:font-pitch="variable" style:font-pitch-complex="variable" fo:font-family="Calibri"/>
    </style:style>
    <style:style style:display-name="ListLabel 40" style:family="text" style:name="ListLabel_20_40">
      <style:text-properties style:font-family-complex="Symbol" style:font-family-generic-complex="system" style:font-name="Calibri" style:font-name-complex="Symbol" style:font-pitch="variable" style:font-pitch-complex="variable" fo:font-family="Calibri"/>
    </style:style>
    <style:style style:display-name="ListLabel 41" style:family="text" style:name="ListLabel_20_41">
      <style:text-properties style:font-family-complex="'Courier New'" style:font-family-generic-complex="system" style:font-name="Calibri" style:font-name-complex="Courier New" style:font-pitch="variable" style:font-pitch-complex="variable" fo:font-family="Calibri"/>
    </style:style>
    <style:style style:display-name="ListLabel 42" style:family="text" style:name="ListLabel_20_42">
      <style:text-properties style:font-family-complex="Wingdings" style:font-family-generic-complex="system" style:font-name="Calibri" style:font-name-complex="Wingdings" style:font-pitch="variable" style:font-pitch-complex="variable" fo:font-family="Calibri"/>
    </style:style>
    <style:style style:display-name="ListLabel 43" style:family="text" style:name="ListLabel_20_43">
      <style:text-properties style:font-family-complex="Symbol" style:font-family-generic-complex="system" style:font-name="Calibri" style:font-name-complex="Symbol" style:font-pitch="variable" style:font-pitch-complex="variable" fo:font-family="Calibri"/>
    </style:style>
    <style:style style:display-name="ListLabel 44" style:family="text" style:name="ListLabel_20_44">
      <style:text-properties style:font-family-complex="'Courier New'" style:font-family-generic-complex="system" style:font-name="Calibri" style:font-name-complex="Courier New" style:font-pitch="variable" style:font-pitch-complex="variable" fo:font-family="Calibri"/>
    </style:style>
    <style:style style:display-name="ListLabel 45" style:family="text" style:name="ListLabel_20_45">
      <style:text-properties style:font-family-complex="Wingdings" style:font-family-generic-complex="system" style:font-name="Calibri" style:font-name-complex="Wingdings" style:font-pitch="variable" style:font-pitch-complex="variable" fo:font-family="Calibri"/>
    </style:style>
    <style:style style:display-name="ListLabel 46" style:family="text" style:name="ListLabel_20_46">
      <style:text-properties style:font-family-complex="Symbol" style:font-family-generic-complex="system" style:font-name="Calibri" style:font-name-complex="Symbol" style:font-pitch="variable" style:font-pitch-complex="variable" fo:font-family="Calibri"/>
    </style:style>
    <style:style style:display-name="ListLabel 47" style:family="text" style:name="ListLabel_20_47">
      <style:text-properties style:font-family-complex="'Courier New'" style:font-family-generic-complex="system" style:font-name="Calibri" style:font-name-complex="Courier New" style:font-pitch="variable" style:font-pitch-complex="variable" fo:font-family="Calibri"/>
    </style:style>
    <style:style style:display-name="ListLabel 48" style:family="text" style:name="ListLabel_20_48">
      <style:text-properties style:font-family-complex="Wingdings" style:font-family-generic-complex="system" style:font-name="Calibri" style:font-name-complex="Wingdings" style:font-pitch="variable" style:font-pitch-complex="variable" fo:font-family="Calibri"/>
    </style:style>
    <style:style style:display-name="ListLabel 49" style:family="text" style:name="ListLabel_20_49">
      <style:text-properties style:font-family-complex="Symbol" style:font-family-generic-complex="system" style:font-name="Calibri" style:font-name-complex="Symbol" style:font-pitch="variable" style:font-pitch-complex="variable" fo:font-family="Calibri"/>
    </style:style>
    <style:style style:display-name="ListLabel 50" style:family="text" style:name="ListLabel_20_50">
      <style:text-properties style:font-family-complex="'Courier New'" style:font-family-generic-complex="system" style:font-name="Calibri" style:font-name-complex="Courier New" style:font-pitch="variable" style:font-pitch-complex="variable" fo:font-family="Calibri"/>
    </style:style>
    <style:style style:display-name="ListLabel 51" style:family="text" style:name="ListLabel_20_51">
      <style:text-properties style:font-family-complex="Wingdings" style:font-family-generic-complex="system" style:font-name="Calibri" style:font-name-complex="Wingdings" style:font-pitch="variable" style:font-pitch-complex="variable" fo:font-family="Calibri"/>
    </style:style>
    <style:style style:display-name="ListLabel 52" style:family="text" style:name="ListLabel_20_52">
      <style:text-properties style:font-family-complex="Symbol" style:font-family-generic-complex="system" style:font-name="Calibri" style:font-name-complex="Symbol" style:font-pitch="variable" style:font-pitch-complex="variable" fo:font-family="Calibri"/>
    </style:style>
    <style:style style:display-name="ListLabel 53" style:family="text" style:name="ListLabel_20_53">
      <style:text-properties style:font-family-complex="'Courier New'" style:font-family-generic-complex="system" style:font-name="Calibri" style:font-name-complex="Courier New" style:font-pitch="variable" style:font-pitch-complex="variable" fo:font-family="Calibri"/>
    </style:style>
    <style:style style:display-name="ListLabel 54" style:family="text" style:name="ListLabel_20_54">
      <style:text-properties style:font-family-complex="Wingdings" style:font-family-generic-complex="system" style:font-name="Calibri" style:font-name-complex="Wingdings" style:font-pitch="variable" style:font-pitch-complex="variable" fo:font-family="Calibri"/>
    </style:style>
    <style:style style:display-name="ListLabel 55" style:family="text" style:name="ListLabel_20_55">
      <style:text-properties style:font-family-complex="Symbol" style:font-family-generic-complex="system" style:font-name="Calibri" style:font-name-complex="Symbol" style:font-pitch="variable" style:font-pitch-complex="variable" fo:font-family="Calibri"/>
    </style:style>
    <style:style style:display-name="ListLabel 56" style:family="text" style:name="ListLabel_20_56">
      <style:text-properties style:font-family-complex="'Courier New'" style:font-family-generic-complex="system" style:font-name="Calibri" style:font-name-complex="Courier New" style:font-pitch="variable" style:font-pitch-complex="variable" fo:font-family="Calibri"/>
    </style:style>
    <style:style style:display-name="ListLabel 57" style:family="text" style:name="ListLabel_20_57">
      <style:text-properties style:font-family-complex="Wingdings" style:font-family-generic-complex="system" style:font-name="Calibri" style:font-name-complex="Wingdings" style:font-pitch="variable" style:font-pitch-complex="variable" fo:font-family="Calibri"/>
    </style:style>
    <style:style style:display-name="ListLabel 58" style:family="text" style:name="ListLabel_20_58">
      <style:text-properties style:font-family-complex="Symbol" style:font-family-generic-complex="system" style:font-name="Calibri" style:font-name-complex="Symbol" style:font-pitch="variable" style:font-pitch-complex="variable" fo:font-family="Calibri"/>
    </style:style>
    <style:style style:display-name="ListLabel 59" style:family="text" style:name="ListLabel_20_59">
      <style:text-properties style:font-family-complex="'Courier New'" style:font-family-generic-complex="system" style:font-name="Calibri" style:font-name-complex="Courier New" style:font-pitch="variable" style:font-pitch-complex="variable" fo:font-family="Calibri"/>
    </style:style>
    <style:style style:display-name="ListLabel 60" style:family="text" style:name="ListLabel_20_60">
      <style:text-properties style:font-family-complex="Wingdings" style:font-family-generic-complex="system" style:font-name="Calibri" style:font-name-complex="Wingdings" style:font-pitch="variable" style:font-pitch-complex="variable" fo:font-family="Calibri"/>
    </style:style>
    <style:style style:display-name="ListLabel 61" style:family="text" style:name="ListLabel_20_61">
      <style:text-properties style:font-family-complex="Symbol" style:font-family-generic-complex="system" style:font-name="Calibri" style:font-name-complex="Symbol" style:font-pitch="variable" style:font-pitch-complex="variable" fo:font-family="Calibri"/>
    </style:style>
    <style:style style:display-name="ListLabel 62" style:family="text" style:name="ListLabel_20_62">
      <style:text-properties style:font-family-complex="'Courier New'" style:font-family-generic-complex="system" style:font-name="Calibri" style:font-name-complex="Courier New" style:font-pitch="variable" style:font-pitch-complex="variable" fo:font-family="Calibri"/>
    </style:style>
    <style:style style:display-name="ListLabel 63" style:family="text" style:name="ListLabel_20_63">
      <style:text-properties style:font-family-complex="Wingdings" style:font-family-generic-complex="system" style:font-name="Calibri" style:font-name-complex="Wingdings" style:font-pitch="variable" style:font-pitch-complex="variable" fo:font-family="Calibri"/>
    </style:style>
    <style:style style:display-name="ListLabel 64" style:family="text" style:name="ListLabel_20_64">
      <style:text-properties style:font-family-complex="Symbol" style:font-family-generic-complex="system" style:font-name="Calibri" style:font-name-complex="Symbol" style:font-pitch="variable" style:font-pitch-complex="variable" fo:font-family="Calibri"/>
    </style:style>
    <style:style style:display-name="ListLabel 65" style:family="text" style:name="ListLabel_20_65">
      <style:text-properties style:font-family-complex="'Courier New'" style:font-family-generic-complex="system" style:font-name="Calibri" style:font-name-complex="Courier New" style:font-pitch="variable" style:font-pitch-complex="variable" fo:font-family="Calibri"/>
    </style:style>
    <style:style style:display-name="ListLabel 66" style:family="text" style:name="ListLabel_20_66">
      <style:text-properties style:font-family-complex="Wingdings" style:font-family-generic-complex="system" style:font-name="Calibri" style:font-name-complex="Wingdings" style:font-pitch="variable" style:font-pitch-complex="variable" fo:font-family="Calibri"/>
    </style:style>
    <style:style style:display-name="ListLabel 67" style:family="text" style:name="ListLabel_20_67">
      <style:text-properties style:font-family-complex="Symbol" style:font-family-generic-complex="system" style:font-name="Calibri" style:font-name-complex="Symbol" style:font-pitch="variable" style:font-pitch-complex="variable" fo:font-family="Calibri"/>
    </style:style>
    <style:style style:display-name="ListLabel 68" style:family="text" style:name="ListLabel_20_68">
      <style:text-properties style:font-family-complex="'Courier New'" style:font-family-generic-complex="system" style:font-name="Calibri" style:font-name-complex="Courier New" style:font-pitch="variable" style:font-pitch-complex="variable" fo:font-family="Calibri"/>
    </style:style>
    <style:style style:display-name="ListLabel 69" style:family="text" style:name="ListLabel_20_69">
      <style:text-properties style:font-family-complex="Wingdings" style:font-family-generic-complex="system" style:font-name="Calibri" style:font-name-complex="Wingdings" style:font-pitch="variable" style:font-pitch-complex="variable" fo:font-family="Calibri"/>
    </style:style>
    <style:style style:display-name="ListLabel 70" style:family="text" style:name="ListLabel_20_70">
      <style:text-properties style:font-family-complex="Symbol" style:font-family-generic-complex="system" style:font-name="Calibri" style:font-name-complex="Symbol" style:font-pitch="variable" style:font-pitch-complex="variable" fo:font-family="Calibri"/>
    </style:style>
    <style:style style:display-name="ListLabel 71" style:family="text" style:name="ListLabel_20_71">
      <style:text-properties style:font-family-complex="'Courier New'" style:font-family-generic-complex="system" style:font-name="Calibri" style:font-name-complex="Courier New" style:font-pitch="variable" style:font-pitch-complex="variable" fo:font-family="Calibri"/>
    </style:style>
    <style:style style:display-name="ListLabel 72" style:family="text" style:name="ListLabel_20_72">
      <style:text-properties style:font-family-complex="Wingdings" style:font-family-generic-complex="system" style:font-name="Calibri" style:font-name-complex="Wingdings" style:font-pitch="variable" style:font-pitch-complex="variable" fo:font-family="Calibri"/>
    </style:style>
    <style:style style:display-name="ListLabel 73" style:family="text" style:name="ListLabel_20_73">
      <style:text-properties style:font-family-complex="Symbol" style:font-family-generic-complex="system" style:font-name="Calibri" style:font-name-complex="Symbol" style:font-pitch="variable" style:font-pitch-complex="variable" fo:font-family="Calibri"/>
    </style:style>
    <style:style style:display-name="ListLabel 74" style:family="text" style:name="ListLabel_20_74">
      <style:text-properties style:font-family-complex="'Courier New'" style:font-family-generic-complex="system" style:font-name="Calibri" style:font-name-complex="Courier New" style:font-pitch="variable" style:font-pitch-complex="variable" fo:font-family="Calibri"/>
    </style:style>
    <style:style style:display-name="ListLabel 75" style:family="text" style:name="ListLabel_20_75">
      <style:text-properties style:font-family-complex="Wingdings" style:font-family-generic-complex="system" style:font-name="Calibri" style:font-name-complex="Wingdings" style:font-pitch="variable" style:font-pitch-complex="variable" fo:font-family="Calibri"/>
    </style:style>
    <style:style style:display-name="ListLabel 76" style:family="text" style:name="ListLabel_20_76">
      <style:text-properties style:font-family-complex="Symbol" style:font-family-generic-complex="system" style:font-name="Calibri" style:font-name-complex="Symbol" style:font-pitch="variable" style:font-pitch-complex="variable" fo:font-family="Calibri"/>
    </style:style>
    <style:style style:display-name="ListLabel 77" style:family="text" style:name="ListLabel_20_77">
      <style:text-properties style:font-family-complex="'Courier New'" style:font-family-generic-complex="system" style:font-name="Calibri" style:font-name-complex="Courier New" style:font-pitch="variable" style:font-pitch-complex="variable" fo:font-family="Calibri"/>
    </style:style>
    <style:style style:display-name="ListLabel 78" style:family="text" style:name="ListLabel_20_78">
      <style:text-properties style:font-family-complex="Wingdings" style:font-family-generic-complex="system" style:font-name="Calibri" style:font-name-complex="Wingdings" style:font-pitch="variable" style:font-pitch-complex="variable" fo:font-family="Calibri"/>
    </style:style>
    <style:style style:display-name="ListLabel 79" style:family="text" style:name="ListLabel_20_79">
      <style:text-properties style:font-family-complex="Symbol" style:font-family-generic-complex="system" style:font-name="Calibri" style:font-name-complex="Symbol" style:font-pitch="variable" style:font-pitch-complex="variable" fo:font-family="Calibri"/>
    </style:style>
    <style:style style:display-name="ListLabel 80" style:family="text" style:name="ListLabel_20_80">
      <style:text-properties style:font-family-complex="'Courier New'" style:font-family-generic-complex="system" style:font-name="Calibri" style:font-name-complex="Courier New" style:font-pitch="variable" style:font-pitch-complex="variable" fo:font-family="Calibri"/>
    </style:style>
    <style:style style:display-name="ListLabel 81" style:family="text" style:name="ListLabel_20_81">
      <style:text-properties style:font-family-complex="Wingdings" style:font-family-generic-complex="system" style:font-name="Calibri" style:font-name-complex="Wingdings" style:font-pitch="variable" style:font-pitch-complex="variable" fo:font-family="Calibri"/>
    </style:style>
    <style:style style:display-name="ListLabel 82" style:family="text" style:name="ListLabel_20_82">
      <style:text-properties style:font-family-complex="Symbol" style:font-family-generic-complex="system" style:font-name="Calibri" style:font-name-complex="Symbol" style:font-pitch="variable" style:font-pitch-complex="variable" fo:font-family="Calibri"/>
    </style:style>
    <style:style style:display-name="ListLabel 83" style:family="text" style:name="ListLabel_20_83">
      <style:text-properties style:font-family-complex="'Courier New'" style:font-family-generic-complex="system" style:font-name="Calibri" style:font-name-complex="Courier New" style:font-pitch="variable" style:font-pitch-complex="variable" fo:font-family="Calibri"/>
    </style:style>
    <style:style style:display-name="ListLabel 84" style:family="text" style:name="ListLabel_20_84">
      <style:text-properties style:font-family-complex="Wingdings" style:font-family-generic-complex="system" style:font-name="Calibri" style:font-name-complex="Wingdings" style:font-pitch="variable" style:font-pitch-complex="variable" fo:font-family="Calibri"/>
    </style:style>
    <style:style style:display-name="ListLabel 85" style:family="text" style:name="ListLabel_20_85">
      <style:text-properties style:font-family-complex="Symbol" style:font-family-generic-complex="system" style:font-name="Calibri" style:font-name-complex="Symbol" style:font-pitch="variable" style:font-pitch-complex="variable" fo:font-family="Calibri"/>
    </style:style>
    <style:style style:display-name="ListLabel 86" style:family="text" style:name="ListLabel_20_86">
      <style:text-properties style:font-family-complex="'Courier New'" style:font-family-generic-complex="system" style:font-name="Calibri" style:font-name-complex="Courier New" style:font-pitch="variable" style:font-pitch-complex="variable" fo:font-family="Calibri"/>
    </style:style>
    <style:style style:display-name="ListLabel 87" style:family="text" style:name="ListLabel_20_87">
      <style:text-properties style:font-family-complex="Wingdings" style:font-family-generic-complex="system" style:font-name="Calibri" style:font-name-complex="Wingdings" style:font-pitch="variable" style:font-pitch-complex="variable" fo:font-family="Calibri"/>
    </style:style>
    <style:style style:display-name="ListLabel 88" style:family="text" style:name="ListLabel_20_88">
      <style:text-properties style:font-family-complex="Symbol" style:font-family-generic-complex="system" style:font-name="Calibri" style:font-name-complex="Symbol" style:font-pitch="variable" style:font-pitch-complex="variable" fo:font-family="Calibri"/>
    </style:style>
    <style:style style:display-name="ListLabel 89" style:family="text" style:name="ListLabel_20_89">
      <style:text-properties style:font-family-complex="'Courier New'" style:font-family-generic-complex="system" style:font-name="Calibri" style:font-name-complex="Courier New" style:font-pitch="variable" style:font-pitch-complex="variable" fo:font-family="Calibri"/>
    </style:style>
    <style:style style:display-name="ListLabel 90" style:family="text" style:name="ListLabel_20_90">
      <style:text-properties style:font-family-complex="Wingdings" style:font-family-generic-complex="system" style:font-name="Calibri" style:font-name-complex="Wingdings" style:font-pitch="variable" style:font-pitch-complex="variable" fo:font-family="Calibri"/>
    </style:style>
    <style:style style:display-name="ListLabel 91" style:family="text" style:name="ListLabel_20_91">
      <style:text-properties style:font-family-complex="Symbol" style:font-family-generic-complex="system" style:font-name="Calibri" style:font-name-complex="Symbol" style:font-pitch="variable" style:font-pitch-complex="variable" fo:font-family="Calibri"/>
    </style:style>
    <style:style style:display-name="ListLabel 92" style:family="text" style:name="ListLabel_20_92">
      <style:text-properties style:font-family-complex="'Courier New'" style:font-family-generic-complex="system" style:font-name="Calibri" style:font-name-complex="Courier New" style:font-pitch="variable" style:font-pitch-complex="variable" fo:font-family="Calibri"/>
    </style:style>
    <style:style style:display-name="ListLabel 93" style:family="text" style:name="ListLabel_20_93">
      <style:text-properties style:font-family-complex="Wingdings" style:font-family-generic-complex="system" style:font-name="Calibri" style:font-name-complex="Wingdings" style:font-pitch="variable" style:font-pitch-complex="variable" fo:font-family="Calibri"/>
    </style:style>
    <style:style style:display-name="ListLabel 94" style:family="text" style:name="ListLabel_20_94">
      <style:text-properties style:font-family-complex="Symbol" style:font-family-generic-complex="system" style:font-name="Calibri" style:font-name-complex="Symbol" style:font-pitch="variable" style:font-pitch-complex="variable" fo:font-family="Calibri"/>
    </style:style>
    <style:style style:display-name="ListLabel 95" style:family="text" style:name="ListLabel_20_95">
      <style:text-properties style:font-family-complex="'Courier New'" style:font-family-generic-complex="system" style:font-name="Calibri" style:font-name-complex="Courier New" style:font-pitch="variable" style:font-pitch-complex="variable" fo:font-family="Calibri"/>
    </style:style>
    <style:style style:display-name="ListLabel 96" style:family="text" style:name="ListLabel_20_96">
      <style:text-properties style:font-family-complex="Wingdings" style:font-family-generic-complex="system" style:font-name="Calibri" style:font-name-complex="Wingdings" style:font-pitch="variable" style:font-pitch-complex="variable" fo:font-family="Calibri"/>
    </style:style>
    <style:style style:display-name="ListLabel 97" style:family="text" style:name="ListLabel_20_97">
      <style:text-properties style:font-family-complex="Symbol" style:font-family-generic-complex="system" style:font-name="Calibri" style:font-name-complex="Symbol" style:font-pitch="variable" style:font-pitch-complex="variable" fo:font-family="Calibri"/>
    </style:style>
    <style:style style:display-name="ListLabel 98" style:family="text" style:name="ListLabel_20_98">
      <style:text-properties style:font-family-complex="'Courier New'" style:font-family-generic-complex="system" style:font-name="Calibri" style:font-name-complex="Courier New" style:font-pitch="variable" style:font-pitch-complex="variable" fo:font-family="Calibri"/>
    </style:style>
    <style:style style:display-name="ListLabel 99" style:family="text" style:name="ListLabel_20_99">
      <style:text-properties style:font-family-complex="Wingdings" style:font-family-generic-complex="system" style:font-name="Calibri" style:font-name-complex="Wingdings" style:font-pitch="variable" style:font-pitch-complex="variable" fo:font-family="Calibri"/>
    </style:style>
    <style:style style:display-name="ListLabel 100" style:family="text" style:name="ListLabel_20_100">
      <style:text-properties style:font-family-complex="Symbol" style:font-family-generic-complex="system" style:font-name="Calibri" style:font-name-complex="Symbol" style:font-pitch="variable" style:font-pitch-complex="variable" fo:font-family="Calibri"/>
    </style:style>
    <style:style style:display-name="ListLabel 101" style:family="text" style:name="ListLabel_20_101">
      <style:text-properties style:font-family-complex="'Courier New'" style:font-family-generic-complex="system" style:font-name="Calibri" style:font-name-complex="Courier New" style:font-pitch="variable" style:font-pitch-complex="variable" fo:font-family="Calibri"/>
    </style:style>
    <style:style style:display-name="ListLabel 102" style:family="text" style:name="ListLabel_20_102">
      <style:text-properties style:font-family-complex="Wingdings" style:font-family-generic-complex="system" style:font-name="Calibri" style:font-name-complex="Wingdings" style:font-pitch="variable" style:font-pitch-complex="variable" fo:font-family="Calibri"/>
    </style:style>
    <style:style style:display-name="ListLabel 103" style:family="text" style:name="ListLabel_20_103">
      <style:text-properties style:font-family-complex="Symbol" style:font-family-generic-complex="system" style:font-name="Calibri" style:font-name-complex="Symbol" style:font-pitch="variable" style:font-pitch-complex="variable" fo:font-family="Calibri"/>
    </style:style>
    <style:style style:display-name="ListLabel 104" style:family="text" style:name="ListLabel_20_104">
      <style:text-properties style:font-family-complex="'Courier New'" style:font-family-generic-complex="system" style:font-name="Calibri" style:font-name-complex="Courier New" style:font-pitch="variable" style:font-pitch-complex="variable" fo:font-family="Calibri"/>
    </style:style>
    <style:style style:display-name="ListLabel 105" style:family="text" style:name="ListLabel_20_105">
      <style:text-properties style:font-family-complex="Wingdings" style:font-family-generic-complex="system" style:font-name="Calibri" style:font-name-complex="Wingdings" style:font-pitch="variable" style:font-pitch-complex="variable" fo:font-family="Calibri"/>
    </style:style>
    <style:style style:display-name="ListLabel 106" style:family="text" style:name="ListLabel_20_106">
      <style:text-properties style:font-family-complex="Symbol" style:font-family-generic-complex="system" style:font-name="Calibri" style:font-name-complex="Symbol" style:font-pitch="variable" style:font-pitch-complex="variable" fo:font-family="Calibri"/>
    </style:style>
    <style:style style:display-name="ListLabel 107" style:family="text" style:name="ListLabel_20_107">
      <style:text-properties style:font-family-complex="'Courier New'" style:font-family-generic-complex="system" style:font-name="Calibri" style:font-name-complex="Courier New" style:font-pitch="variable" style:font-pitch-complex="variable" fo:font-family="Calibri"/>
    </style:style>
    <style:style style:display-name="ListLabel 108" style:family="text" style:name="ListLabel_20_108">
      <style:text-properties style:font-family-complex="Wingdings" style:font-family-generic-complex="system" style:font-name="Calibri" style:font-name-complex="Wingdings" style:font-pitch="variable" style:font-pitch-complex="variable" fo:font-family="Calibri"/>
    </style:style>
    <style:style style:display-name="ListLabel 109" style:family="text" style:name="ListLabel_20_109">
      <style:text-properties style:font-family-generic="roman" style:font-name="Cambria" style:font-pitch="variable" fo:font-family="Cambria"/>
    </style:style>
    <style:style style:display-name="ListLabel 110" style:family="text" style:name="ListLabel_20_110">
      <style:text-properties style:font-family-generic="roman" style:font-name="Cambria" style:font-pitch="variable" style:font-style-asian="italic" style:font-style-complex="italic" fo:font-family="Cambria" fo:font-style="italic"/>
    </style:style>
    <style:style style:display-name="ListLabel 111" style:family="text" style:name="ListLabel_20_111"/>
    <text:outline-style style:name="Outline">
      <text:outline-level-style style:num-format="" text:level="1">
        <style:list-level-properties text:list-level-position-and-space-mode="label-alignment">
          <style:list-level-label-alignment text:label-followed-by="listtab"/>
        </style:list-level-properties>
      </text:outline-level-style>
      <text:outline-level-style style:num-format="" text:level="2">
        <style:list-level-properties text:list-level-position-and-space-mode="label-alignment">
          <style:list-level-label-alignment text:label-followed-by="listtab"/>
        </style:list-level-properties>
      </text:outline-level-style>
      <text:outline-level-style style:num-format="" text:level="3">
        <style:list-level-properties text:list-level-position-and-space-mode="label-alignment">
          <style:list-level-label-alignment text:label-followed-by="listtab"/>
        </style:list-level-properties>
      </text:outline-level-style>
      <text:outline-level-style style:num-format="" text:level="4">
        <style:list-level-properties text:list-level-position-and-space-mode="label-alignment">
          <style:list-level-label-alignment text:label-followed-by="listtab"/>
        </style:list-level-properties>
      </text:outline-level-style>
      <text:outline-level-style style:num-format="" text:level="5">
        <style:list-level-properties text:list-level-position-and-space-mode="label-alignment">
          <style:list-level-label-alignment text:label-followed-by="listtab"/>
        </style:list-level-properties>
      </text:outline-level-style>
      <text:outline-level-style style:num-format="" text:level="6">
        <style:list-level-properties text:list-level-position-and-space-mode="label-alignment">
          <style:list-level-label-alignment text:label-followed-by="listtab"/>
        </style:list-level-properties>
      </text:outline-level-style>
      <text:outline-level-style style:num-format="" text:level="7">
        <style:list-level-properties text:list-level-position-and-space-mode="label-alignment">
          <style:list-level-label-alignment text:label-followed-by="listtab"/>
        </style:list-level-properties>
      </text:outline-level-style>
      <text:outline-level-style style:num-format="" text:level="8">
        <style:list-level-properties text:list-level-position-and-space-mode="label-alignment">
          <style:list-level-label-alignment text:label-followed-by="listtab"/>
        </style:list-level-properties>
      </text:outline-level-style>
      <text:outline-level-style style:num-format="" text:level="9">
        <style:list-level-properties text:list-level-position-and-space-mode="label-alignment">
          <style:list-level-label-alignment text:label-followed-by="listtab"/>
        </style:list-level-properties>
      </text:outline-level-style>
      <text:outline-level-style style:num-format="" text:level="10">
        <style:list-level-properties text:list-level-position-and-space-mode="label-alignment">
          <style:list-level-label-alignment text:label-followed-by="listtab"/>
        </style:list-level-properties>
      </text:outline-level-style>
    </text:outline-style>
    <text:list-style style:display-name="No List" style:name="No_20_List">
      <text:list-level-style-number style:num-format="1" style:num-suffix="." text:level="1" loext:num-list-format="%1%.">
        <style:list-level-properties text:list-level-position-and-space-mode="label-alignment">
          <style:list-level-label-alignment text:label-followed-by="listtab" text:list-tab-stop-position="0.5in" fo:margin-left="0.5in" fo:text-indent="-0.25in"/>
        </style:list-level-properties>
      </text:list-level-style-number>
      <text:list-level-style-number style:num-format="1" style:num-suffix="." text:level="2" loext:num-list-format="%2%.">
        <style:list-level-properties text:list-level-position-and-space-mode="label-alignment">
          <style:list-level-label-alignment text:label-followed-by="listtab" text:list-tab-stop-position="0.75in" fo:margin-left="0.75in" fo:text-indent="-0.25in"/>
        </style:list-level-properties>
      </text:list-level-style-number>
      <text:list-level-style-number style:num-format="1" style:num-suffix="." text:level="3" loext:num-list-format="%3%.">
        <style:list-level-properties text:list-level-position-and-space-mode="label-alignment">
          <style:list-level-label-alignment text:label-followed-by="listtab" text:list-tab-stop-position="1in" fo:margin-left="1in" fo:text-indent="-0.25in"/>
        </style:list-level-properties>
      </text:list-level-style-number>
      <text:list-level-style-number style:num-format="1" style:num-suffix="." text:level="4" loext:num-list-format="%4%.">
        <style:list-level-properties text:list-level-position-and-space-mode="label-alignment">
          <style:list-level-label-alignment text:label-followed-by="listtab" text:list-tab-stop-position="1.25in" fo:margin-left="1.25in" fo:text-indent="-0.25in"/>
        </style:list-level-properties>
      </text:list-level-style-number>
      <text:list-level-style-number style:num-format="1" style:num-suffix="." text:level="5" loext:num-list-format="%5%.">
        <style:list-level-properties text:list-level-position-and-space-mode="label-alignment">
          <style:list-level-label-alignment text:label-followed-by="listtab" text:list-tab-stop-position="1.5in" fo:margin-left="1.5in" fo:text-indent="-0.25in"/>
        </style:list-level-properties>
      </text:list-level-style-number>
      <text:list-level-style-number style:num-format="1" style:num-suffix="." text:level="6" loext:num-list-format="%6%.">
        <style:list-level-properties text:list-level-position-and-space-mode="label-alignment">
          <style:list-level-label-alignment text:label-followed-by="listtab" text:list-tab-stop-position="1.75in" fo:margin-left="1.75in" fo:text-indent="-0.25in"/>
        </style:list-level-properties>
      </text:list-level-style-number>
      <text:list-level-style-number style:num-format="1" style:num-suffix="." text:level="7" loext:num-list-format="%7%.">
        <style:list-level-properties text:list-level-position-and-space-mode="label-alignment">
          <style:list-level-label-alignment text:label-followed-by="listtab" text:list-tab-stop-position="2in" fo:margin-left="2in" fo:text-indent="-0.25in"/>
        </style:list-level-properties>
      </text:list-level-style-number>
      <text:list-level-style-number style:num-format="1" style:num-suffix="." text:level="8" loext:num-list-format="%8%.">
        <style:list-level-properties text:list-level-position-and-space-mode="label-alignment">
          <style:list-level-label-alignment text:label-followed-by="listtab" text:list-tab-stop-position="2.25in" fo:margin-left="2.25in" fo:text-indent="-0.25in"/>
        </style:list-level-properties>
      </text:list-level-style-number>
      <text:list-level-style-number style:num-format="1" style:num-suffix="." text:level="9" loext:num-list-format="%9%.">
        <style:list-level-properties text:list-level-position-and-space-mode="label-alignment">
          <style:list-level-label-alignment text:label-followed-by="listtab" text:list-tab-stop-position="2.5in" fo:margin-left="2.5in" fo:text-indent="-0.25in"/>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
      <text:list-level-style-bullet style:num-suffix=" " text:bullet-char=" " text:level="1" text:style-name="ListLabel_20_1" loext:num-list-format=" ">
        <style:list-level-properties text:list-level-position-and-space-mode="label-alignment">
          <style:list-level-label-alignment text:label-followed-by="listtab" fo:margin-left="0.5in" fo:text-indent="-0.25in"/>
        </style:list-level-properties>
      </text:list-level-style-bullet>
      <text:list-level-style-bullet style:num-suffix=" " text:bullet-char=" " text:level="2" text:style-name="ListLabel_20_2" loext:num-list-format=" ">
        <style:list-level-properties text:list-level-position-and-space-mode="label-alignment">
          <style:list-level-label-alignment text:label-followed-by="listtab" fo:margin-left="1in" fo:text-indent="-0.25in"/>
        </style:list-level-properties>
      </text:list-level-style-bullet>
      <text:list-level-style-bullet style:num-suffix=" " text:bullet-char=" " text:level="3" text:style-name="ListLabel_20_3" loext:num-list-format=" ">
        <style:list-level-properties text:list-level-position-and-space-mode="label-alignment">
          <style:list-level-label-alignment text:label-followed-by="listtab" fo:margin-left="1.5in" fo:text-indent="-0.25in"/>
        </style:list-level-properties>
      </text:list-level-style-bullet>
      <text:list-level-style-bullet style:num-suffix=" " text:bullet-char=" " text:level="4" text:style-name="ListLabel_20_4" loext:num-list-format=" ">
        <style:list-level-properties text:list-level-position-and-space-mode="label-alignment">
          <style:list-level-label-alignment text:label-followed-by="listtab" fo:margin-left="2in" fo:text-indent="-0.25in"/>
        </style:list-level-properties>
      </text:list-level-style-bullet>
      <text:list-level-style-bullet style:num-suffix=" " text:bullet-char=" " text:level="5" text:style-name="ListLabel_20_5" loext:num-list-format=" ">
        <style:list-level-properties text:list-level-position-and-space-mode="label-alignment">
          <style:list-level-label-alignment text:label-followed-by="listtab" fo:margin-left="2.5in" fo:text-indent="-0.25in"/>
        </style:list-level-properties>
      </text:list-level-style-bullet>
      <text:list-level-style-bullet style:num-suffix=" " text:bullet-char=" " text:level="6" text:style-name="ListLabel_20_6" loext:num-list-format=" ">
        <style:list-level-properties text:list-level-position-and-space-mode="label-alignment">
          <style:list-level-label-alignment text:label-followed-by="listtab" fo:margin-left="3in" fo:text-indent="-0.25in"/>
        </style:list-level-properties>
      </text:list-level-style-bullet>
      <text:list-level-style-bullet style:num-suffix=" " text:bullet-char=" " text:level="7" text:style-name="ListLabel_20_7" loext:num-list-format=" ">
        <style:list-level-properties text:list-level-position-and-space-mode="label-alignment">
          <style:list-level-label-alignment text:label-followed-by="listtab" fo:margin-left="3.5in" fo:text-indent="-0.25in"/>
        </style:list-level-properties>
      </text:list-level-style-bullet>
      <text:list-level-style-bullet style:num-suffix=" " text:bullet-char=" " text:level="8" text:style-name="ListLabel_20_8" loext:num-list-format=" ">
        <style:list-level-properties text:list-level-position-and-space-mode="label-alignment">
          <style:list-level-label-alignment text:label-followed-by="listtab" fo:margin-left="4in" fo:text-indent="-0.25in"/>
        </style:list-level-properties>
      </text:list-level-style-bullet>
      <text:list-level-style-bullet style:num-suffix=" " text:bullet-char=" " text:level="9" text:style-name="ListLabel_20_9" loext:num-list-format=" ">
        <style:list-level-properties text:list-level-position-and-space-mode="label-alignment">
          <style:list-level-label-alignment text:label-followed-by="listtab" fo:margin-left="4.5in" fo:text-indent="-0.25in"/>
        </style:list-level-properties>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2">
      <text:list-level-style-bullet style:num-suffix="" text:bullet-char="" text:level="1" text:style-name="ListLabel_20_1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3">
      <text:list-level-style-bullet style:num-suffix="" text:bullet-char="" text:level="1" text:style-name="ListLabel_20_19"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0"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21"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22"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23"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24"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25"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26"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27"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4">
      <text:list-level-style-bullet style:num-suffix="" text:bullet-char="" text:level="1" text:style-name="ListLabel_20_28"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9"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0"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31"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32"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33"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34"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35"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36"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5">
      <text:list-level-style-bullet style:num-suffix="" text:bullet-char="" text:level="1" text:style-name="ListLabel_20_37"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38"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9"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0"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41"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42"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43"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44"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45"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6">
      <text:list-level-style-bullet style:num-suffix="" text:bullet-char="" text:level="1" text:style-name="ListLabel_20_46"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47"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48"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9"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0"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51"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52"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53"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54"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7">
      <text:list-level-style-bullet style:num-suffix="" text:bullet-char="" text:level="1" text:style-name="ListLabel_20_55"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56"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57"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58"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9"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0"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61"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62"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63"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8">
      <text:list-level-style-bullet style:num-suffix="" text:bullet-char="" text:level="1" text:style-name="ListLabel_20_64"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65"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66"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67"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68"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9"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0"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71"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72"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9">
      <text:list-level-style-bullet style:num-suffix="" text:bullet-char="" text:level="1" text:style-name="ListLabel_20_73"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74"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75"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76"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77"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78"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9"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0"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81"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0">
      <text:list-level-style-bullet style:num-suffix="" text:bullet-char="" text:level="1" text:style-name="ListLabel_20_82"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83"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84"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85"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86"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87"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88"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9"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0"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1">
      <text:list-level-style-bullet style:num-suffix="" text:bullet-char="" text:level="1" text:style-name="ListLabel_20_91"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92"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93"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94"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95"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96"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97"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98"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9"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2">
      <text:list-level-style-bullet style:num-suffix="" text:bullet-char="" text:level="1" text:style-name="ListLabel_20_10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0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0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0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0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0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0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0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0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default-page-layout>
      <style:page-layout-properties style:layout-grid-standard-mode="true"/>
    </style:default-page-layout>
    <loext:theme loext:name="Office Theme">
      <loext:theme-colors loext:name="Office">
        <loext:color loext:color="#000000" loext:name="dark1"/>
        <loext:color loext:color="#ffffff" loext:name="light1"/>
        <loext:color loext:color="#0e2841" loext:name="dark2"/>
        <loext:color loext:color="#e8e8e8" loext:name="light2"/>
        <loext:color loext:color="#156082" loext:name="accent1"/>
        <loext:color loext:color="#e97132" loext:name="accent2"/>
        <loext:color loext:color="#196b24" loext:name="accent3"/>
        <loext:color loext:color="#0f9ed5" loext:name="accent4"/>
        <loext:color loext:color="#a02b93" loext:name="accent5"/>
        <loext:color loext:color="#4ea72e" loext:name="accent6"/>
        <loext:color loext:color="#467886" loext:name="hyperlink"/>
        <loext:color loext:color="#96607d"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page-layout style:name="Mpm1">
      <style:page-layout-properties style:footnote-max-height="0in" style:layout-grid-base-height="0.0693in" style:layout-grid-base-width="0.139in" style:layout-grid-color="#c0c0c0" style:layout-grid-display="false" style:layout-grid-lines="22860" style:layout-grid-mode="none" style:layout-grid-print="false" style:layout-grid-ruby-below="false" style:layout-grid-ruby-height="0in" style:layout-grid-snap-to="true"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solid" style:rel-width="25%" style:width="0.0071in"/>
      </style:page-layout-properties>
      <style:header-style/>
      <style:footer-style/>
    </style:page-layout>
    <style:style style:family="drawing-page" style:name="Mdp1">
      <style:drawing-page-properties draw:background-size="full"/>
    </style:style>
  </office:automatic-styles>
  <office:master-styles>
    <style:master-page draw:style-name="Mdp1"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2</meta:generator>
    <dc:title/>
    <dc:description/>
    <dc:subject/>
    <meta:keyword/>
    <meta:initial-creator/>
    <dc:creator/>
    <meta:creation-date>2025-01-27T02:02:57Z</meta:creation-date>
    <dc:date>2025-01-27T02:02:57Z</dc:date>
  </office:meta>
</office:document-meta>
</file>